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8888" calcext:value-type="float">
            <text:p>84.8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7656" calcext:value-type="float">
            <text:p>84.8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6592" calcext:value-type="float">
            <text:p>84.7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2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3256" calcext:value-type="float">
            <text:p>83.9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52944" calcext:value-type="float">
            <text:p>83.7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244" calcext:value-type="float">
            <text:p>84.2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8456" calcext:value-type="float">
            <text:p>83.6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8608" calcext:value-type="float">
            <text:p>82.5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92624" calcext:value-type="float">
            <text:p>81.1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64" calcext:value-type="float">
            <text:p>81.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69664" calcext:value-type="float">
            <text:p>80.3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8744" calcext:value-type="float">
            <text:p>80.6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0376" calcext:value-type="float">
            <text:p>79.9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200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628" calcext:value-type="float">
            <text:p>76.9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26976" calcext:value-type="float">
            <text:p>75.6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42609</text:p>
          </table:table-cell>
          <table:table-cell office:value-type="string" calcext:value-type="string">
            <text:p>199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3824" calcext:value-type="float">
            <text:p>71.7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